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Italic"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Sans serif" svg:font-family="'Sans serif'" style:font-family-generic="swiss"/>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9972*"/>
    </style:style>
    <style:style style:name="Table1.1" style:family="table-row">
      <style:table-row-properties style:min-row-height="0.0097in"/>
    </style:style>
    <style:style style:name="Table1.A1" style:family="table-cell">
      <style:table-cell-properties fo:padding="0in" fo:border="0.5pt solid #ffffff"/>
    </style:style>
    <style:style style:name="Table1.2" style:family="table-row">
      <style:table-row-properties style:row-height="0.05in"/>
    </style:style>
    <style:style style:name="Table1.A2" style:family="table-cell">
      <style:table-cell-properties fo:background-color="#333333" fo:padding="0in" fo:border="0.5pt solid #ffffff">
        <style:background-image/>
      </style:table-cell-properties>
    </style:style>
    <style:style style:name="Table1.5" style:family="table-row">
      <style:table-row-properties style:min-row-height="0.6465in"/>
    </style:style>
    <style:style style:name="Table1.6" style:family="table-row">
      <style:table-row-properties style:row-height="0.3in"/>
    </style:style>
    <style:style style:name="Table1.A6" style:family="table-cell">
      <style:table-cell-properties style:vertical-align="middle" fo:background-color="#1c1c1c" fo:padding="0in" fo:border="0.5pt solid #ffffff">
        <style:background-image/>
      </style:table-cell-properties>
    </style:style>
    <style:style style:name="Table1.9" style:family="table-row">
      <style:table-row-properties style:min-row-height="0.75in"/>
    </style:style>
    <style:style style:name="Table1.11" style:family="table-row">
      <style:table-row-properties style:min-row-height="0.5167in"/>
    </style:style>
    <style:style style:name="Table1.12" style:family="table-row">
      <style:table-row-properties style:min-row-height="0.3403in"/>
    </style:style>
    <style:style style:name="Table1.A12" style:family="table-cell">
      <style:table-cell-properties fo:padding="0in" fo:border-left="0.5pt solid #ffffff" fo:border-right="0.5pt solid #ffffff" fo:border-top="none" fo:border-bottom="0.5pt solid #ffffff"/>
    </style:style>
    <style:style style:name="Table1.A13" style:family="table-cell">
      <style:table-cell-properties fo:padding="0in" fo:border-left="0.5pt solid #ffffff" fo:border-right="0.5pt solid #ffffff" fo:border-top="none" fo:border-bottom="0.5pt solid #ffffff"/>
    </style:style>
    <style:style style:name="Table1.14" style:family="table-row">
      <style:table-row-properties style:min-row-height="0.2757in"/>
    </style:style>
    <style:style style:name="Table1.A14" style:family="table-cell">
      <style:table-cell-properties fo:padding="0in" fo:border-left="0.5pt solid #ffffff" fo:border-right="0.5pt solid #ffffff" fo:border-top="none" fo:border-bottom="0.5pt solid #ffffff"/>
    </style:style>
    <style:style style:name="Table1.A15" style:family="table-cell">
      <style:table-cell-properties fo:padding="0in" fo:border-left="0.5pt solid #ffffff" fo:border-right="0.5pt solid #ffffff" fo:border-top="none" fo:border-bottom="0.5pt solid #ffffff"/>
    </style:style>
    <style:style style:name="Table1.A16" style:family="table-cell">
      <style:table-cell-properties fo:padding="0in" fo:border-left="0.5pt solid #ffffff" fo:border-right="0.5pt solid #ffffff" fo:border-top="none" fo:border-bottom="0.5pt solid #ffffff"/>
    </style:style>
    <style:style style:name="P1" style:family="paragraph" style:parent-style-name="Table_20_Contents">
      <style:text-properties style:font-name="Arial"/>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fo:text-align="justify" style:justify-single-word="false"/>
      <style:text-properties style:font-name="Arial" fo:font-size="10pt" style:font-size-asian="10pt" style:font-size-complex="10pt"/>
    </style:style>
    <style:style style:name="P4" style:family="paragraph" style:parent-style-name="Table_20_Contents">
      <style:paragraph-properties fo:margin-top="0in" fo:margin-bottom="0in" style:contextual-spacing="false"/>
      <style:text-properties style:font-name="Arial" fo:font-size="10pt" style:font-size-asian="10pt" style:font-size-complex="10pt"/>
    </style:style>
    <style:style style:name="P5" style:family="paragraph" style:parent-style-name="Table_20_Contents">
      <style:paragraph-properties fo:margin-top="0.0402in" fo:margin-bottom="0.0402in" style:contextual-spacing="false"/>
      <style:text-properties style:font-name="Arial" fo:font-size="11pt" fo:font-style="italic" style:font-size-asian="11pt" style:font-style-asian="italic" style:font-size-complex="11pt" style:font-style-complex="italic"/>
    </style:style>
    <style:style style:name="P6" style:family="paragraph" style:parent-style-name="Table_20_Contents">
      <style:paragraph-properties fo:margin-top="0.1209in" fo:margin-bottom="0.1209in" style:contextual-spacing="false"/>
      <style:text-properties style:font-name="Arial" fo:font-size="14pt" fo:letter-spacing="0.0417in" fo:font-weight="normal" style:font-size-asian="14pt" style:font-weight-asian="normal" style:font-size-complex="14pt" style:font-weight-complex="normal"/>
    </style:style>
    <style:style style:name="P7" style:family="paragraph" style:parent-style-name="Table_20_Contents">
      <style:paragraph-properties fo:text-align="justify" style:justify-single-word="false"/>
      <style:text-properties style:font-name="Arial1" fo:font-size="10pt" style:font-size-asian="10pt" style:font-size-complex="10pt"/>
    </style:style>
    <style:style style:name="P8" style:family="paragraph" style:parent-style-name="Table_20_Contents">
      <loext:graphic-properties draw:fill="solid" draw:fill-color="#1c1c1c" draw:opacity="100%"/>
      <style:paragraph-properties fo:text-align="center" style:justify-single-word="false" fo:background-color="#1c1c1c"/>
      <style:text-properties style:font-name="Arial1" fo:font-size="10pt" style:font-size-asian="10pt" style:font-size-complex="10pt"/>
    </style:style>
    <style:style style:name="P9" style:family="paragraph" style:parent-style-name="Standard" style:list-style-name="L1">
      <style:text-properties style:font-name="Sans serif" fo:font-size="10pt" officeooo:rsid="001dbb89" officeooo:paragraph-rsid="000d3a5c" style:font-size-asian="10pt" style:font-size-complex="10pt"/>
    </style:style>
    <style:style style:name="P10" style:family="paragraph" style:parent-style-name="Standard" style:list-style-name="L1">
      <style:text-properties style:font-name="Sans serif" fo:font-size="10pt" officeooo:paragraph-rsid="000d3a5c" style:font-size-asian="10pt" style:font-size-complex="10pt"/>
    </style:style>
    <style:style style:name="P11" style:family="paragraph" style:parent-style-name="Standard" style:list-style-name="L1">
      <style:text-properties style:font-name="Sans serif" officeooo:paragraph-rsid="000d3a5c"/>
    </style:style>
    <style:style style:name="P12" style:family="paragraph" style:parent-style-name="Table_20_Contents">
      <style:paragraph-properties fo:margin-top="0.161in" fo:margin-bottom="0.161in" style:contextual-spacing="false"/>
      <style:text-properties style:font-name="Arial" fo:font-size="22pt" fo:font-weight="bold" officeooo:rsid="000d3a5c" officeooo:paragraph-rsid="000d3a5c" style:font-size-asian="22pt" style:font-weight-asian="bold" style:font-size-complex="22pt" style:font-weight-complex="bold"/>
    </style:style>
    <style:style style:name="P13" style:family="paragraph" style:parent-style-name="Table_20_Contents">
      <style:paragraph-properties fo:text-align="justify" style:justify-single-word="false"/>
      <style:text-properties style:font-name="Arial" fo:font-size="10pt" style:font-size-asian="10pt" style:font-size-complex="10pt"/>
    </style:style>
    <style:style style:name="P14" style:family="paragraph" style:parent-style-name="Table_20_Contents">
      <style:paragraph-properties fo:margin-top="0.0402in" fo:margin-bottom="0.0402in" style:contextual-spacing="false"/>
      <style:text-properties style:font-name="Arial" fo:font-size="11pt" fo:font-style="italic" style:font-size-asian="11pt" style:font-style-asian="italic" style:font-size-complex="11pt" style:font-style-complex="italic"/>
    </style:style>
    <style:style style:name="P15" style:family="paragraph" style:parent-style-name="Table_20_Contents">
      <style:paragraph-properties fo:margin-top="0.1209in" fo:margin-bottom="0.1209in" style:contextual-spacing="false"/>
      <style:text-properties style:font-name="Arial" fo:font-size="14pt" fo:letter-spacing="0.0417in" fo:font-weight="normal" style:font-size-asian="14pt" style:font-weight-asian="normal" style:font-size-complex="14pt" style:font-weight-complex="normal"/>
    </style:style>
    <style:style style:name="P16" style:family="paragraph" style:parent-style-name="Table_20_Contents">
      <style:paragraph-properties fo:margin-top="0.1209in" fo:margin-bottom="0.1209in" style:contextual-spacing="false"/>
      <style:text-properties style:font-name="Arial" fo:font-size="14pt" fo:letter-spacing="0.0417in" fo:font-weight="normal" officeooo:rsid="000d3a5c" officeooo:paragraph-rsid="000d3a5c" style:font-size-asian="14pt" style:font-weight-asian="normal" style:font-size-complex="14pt" style:font-weight-complex="normal"/>
    </style:style>
    <style:style style:name="P17" style:family="paragraph" style:parent-style-name="Table_20_Contents">
      <style:paragraph-properties fo:text-align="justify" style:justify-single-word="false"/>
      <style:text-properties officeooo:paragraph-rsid="000d3a5c"/>
    </style:style>
    <style:style style:name="P18" style:family="paragraph" style:parent-style-name="Table_20_Contents">
      <style:paragraph-properties fo:text-align="justify" style:justify-single-word="false"/>
      <style:text-properties style:font-name="Arial1" fo:font-size="10pt" style:font-size-asian="10pt" style:font-size-complex="10pt"/>
    </style:style>
    <style:style style:name="P19" style:family="paragraph" style:parent-style-name="Table_20_Contents">
      <style:paragraph-properties fo:margin-top="0.0402in" fo:margin-bottom="0.0402in" style:contextual-spacing="false"/>
      <style:text-properties officeooo:paragraph-rsid="000d3a5c"/>
    </style:style>
    <style:style style:name="T1" style:family="text">
      <style:text-properties officeooo:rsid="000d3a5c"/>
    </style:style>
    <style:style style:name="T2" style:family="text">
      <style:text-properties style:font-name="Arial" fo:font-size="11pt" fo:font-style="italic" style:font-size-asian="11pt" style:font-style-asian="italic" style:font-size-complex="11pt" style:font-style-complex="italic"/>
    </style:style>
    <style:style style:name="T3" style:family="text">
      <style:text-properties style:font-name="Arial" fo:font-size="11pt" fo:font-style="italic" officeooo:rsid="000d3a5c" style:font-size-asian="11pt" style:font-style-asian="italic" style:font-size-complex="11pt" style:font-style-complex="italic"/>
    </style:style>
    <style:style style:name="T4" style:family="text">
      <style:text-properties officeooo:rsid="001fb40a"/>
    </style:style>
    <style:style style:name="T5" style:family="text">
      <style:text-properties officeooo:rsid="001dbb89"/>
    </style:style>
    <style:style style:name="T6" style:family="text">
      <style:text-properties fo:font-size="10pt" officeooo:rsid="001dbb89" style:font-size-asian="10pt" style:font-size-complex="10pt"/>
    </style:style>
    <style:style style:name="T7" style:family="text">
      <style:text-properties style:font-name="Arial1" fo:font-size="10pt" officeooo:rsid="000d3a5c" style:font-size-asian="10pt" style:font-size-complex="10pt"/>
    </style:style>
    <style:style style:name="T8" style:family="text">
      <style:text-properties officeooo:rsid="000e89c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1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2">Abdurrahman Salah</text:p>
          </table:table-cell>
        </table:table-row>
        <table:table-row table:style-name="Table1.2">
          <table:table-cell table:style-name="Table1.A2" office:value-type="string">
            <text:p text:style-name="P2"/>
          </table:table-cell>
        </table:table-row>
        <table:table-row>
          <table:table-cell table:style-name="Table1.A1" office:value-type="string">
            <text:p text:style-name="P4"/>
          </table:table-cell>
        </table:table-row>
        <table:table-row>
          <table:table-cell table:style-name="Table1.A1" office:value-type="string">
            <text:p text:style-name="P6">Profile</text:p>
          </table:table-cell>
        </table:table-row>
        <table:table-row table:style-name="Table1.5">
          <table:table-cell table:style-name="Table1.A1" office:value-type="string">
            <text:p text:style-name="P7">Experienced front-end web developer with a passion for React, Next.js, TypeScript, and Tailwind CSS. Let's create amazing web solutions together!</text:p>
            <text:p text:style-name="P7"/>
            <text:p text:style-name="P17"><text:span text:style-name="T7">Website: <text:s/></text:span><text:a xlink:type="simple" xlink:href="https://abdurrahman-arafh.vercel.app/" text:style-name="Internet_20_link" text:visited-style-name="Visited_20_Internet_20_Link"><text:span text:style-name="T7">Abdurrahman's Portfolio</text:span></text:a></text:p>
            <text:p text:style-name="P7"/>
            <text:p text:style-name="P7"/>
          </table:table-cell>
        </table:table-row>
        <table:table-row table:style-name="Table1.6">
          <table:table-cell table:style-name="Table1.A6" office:value-type="string">
            <text:p text:style-name="P8">p: <text:span text:style-name="T1">+201152829465</text:span> – <text:span text:style-name="T1">Alexandria, Egypt</text:span></text:p>
          </table:table-cell>
        </table:table-row>
        <table:table-row>
          <table:table-cell table:style-name="Table1.A1" office:value-type="string">
            <text:p text:style-name="P6">Experience</text:p>
          </table:table-cell>
        </table:table-row>
        <table:table-row>
          <table:table-cell table:style-name="Table1.A1" office:value-type="string">
            <text:p text:style-name="P5"><text:span text:style-name="T1">Roon Studio</text:span> <text:span text:style-name="T1">|</text:span> <text:span text:style-name="T1">Frontend Developer</text:span> (<text:span text:style-name="T1">2022</text:span> &gt; Current)</text:p>
          </table:table-cell>
        </table:table-row>
        <table:table-row table:style-name="Table1.9">
          <table:table-cell table:style-name="Table1.A1" office:value-type="string">
            <text:p text:style-name="P3">I started working with them last year and this is the best job I've had in my life so far, They are so caring and helpful all the time and they feel like a second family to me. I work there mainly using NextJS, TypeScript and <text:span text:style-name="T8">Tailwind CSS</text:span>, plus some other cool tech like (react-query, framer-motion and others....)</text:p>
          </table:table-cell>
        </table:table-row>
        <table:table-row>
          <table:table-cell table:style-name="Table1.A1" office:value-type="string">
            <text:p text:style-name="P19"><text:span text:style-name="T2">Tortoiz Themes </text:span><text:span text:style-name="T3">|</text:span><text:span text:style-name="T2"> </text:span>Frontend web developer<text:span text:style-name="T2"> (</text:span><text:span text:style-name="T3">2021</text:span><text:span text:style-name="T2"> &gt; 20</text:span><text:span text:style-name="T3">22</text:span><text:span text:style-name="T2">)</text:span></text:p>
          </table:table-cell>
        </table:table-row>
        <table:table-row table:style-name="Table1.11">
          <table:table-cell table:style-name="Table1.A1" office:value-type="string">
            <text:p text:style-name="P3">I worked for some time for Tortoiz Themes and made some work including and not only: ReactJS, HTML, Tailwind and SCSS</text:p>
          </table:table-cell>
        </table:table-row>
        <table:table-row table:style-name="Table1.12">
          <table:table-cell table:style-name="Table1.A12" office:value-type="string">
            <text:p text:style-name="P16">Skills</text:p>
          </table:table-cell>
        </table:table-row>
        <table:table-row>
          <table:table-cell table:style-name="Table1.A13" office:value-type="string">
            <text:list text:style-name="L1">
              <text:list-item>
                <text:p text:style-name="P11"><text:span text:style-name="T6">Pixel perfect design conversion</text:span></text:p>
              </text:list-item>
              <text:list-item>
                <text:p text:style-name="P10"><text:span text:style-name="T5">NextJS</text:span></text:p>
              </text:list-item>
              <text:list-item>
                <text:p text:style-name="P10"><text:span text:style-name="T5">ReactJS</text:span></text:p>
              </text:list-item>
              <text:list-item>
                <text:p text:style-name="P10"><text:span text:style-name="T5">Typescript</text:span></text:p>
              </text:list-item>
              <text:list-item>
                <text:p text:style-name="P10"><text:span text:style-name="T5">Tailwindcss</text:span></text:p>
              </text:list-item>
              <text:list-item>
                <text:p text:style-name="P9">SCSS</text:p>
              </text:list-item>
              <text:list-item>
                <text:p text:style-name="P9"><text:span text:style-name="T4">HTML, CSS and JavaScript</text:span></text:p>
              </text:list-item>
              <text:list-item>
                <text:p text:style-name="P9"><text:span text:style-name="T1">Others</text:span></text:p>
              </text:list-item>
            </text:list>
          </table:table-cell>
        </table:table-row>
        <table:table-row table:style-name="Table1.14">
          <table:table-cell table:style-name="Table1.A14" office:value-type="string">
            <text:p text:style-name="P6">Education</text:p>
          </table:table-cell>
        </table:table-row>
        <table:table-row table:style-name="Table1.14">
          <table:table-cell table:style-name="Table1.A15" office:value-type="string">
            <text:p text:style-name="P5"><text:span text:style-name="T1">Alazhar University</text:span> (<text:span text:style-name="T1">2020-2021 </text:span>&gt; <text:span text:style-name="T1">2024-2025</text:span>)</text:p>
          </table:table-cell>
        </table:table-row>
        <table:table-row table:style-name="Table1.14">
          <table:table-cell table:style-name="Table1.A16" office:value-type="string">
            <text:p text:style-name="P3">Bachelor's degree, Islamic and Arabic studies</text:p>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Italic"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Sans serif" svg:font-family="'Sans serif'" style:font-family-generic="swiss"/>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1:21:58.539075727</meta:creation-date>
    <meta:editing-duration>PT18M59S</meta:editing-duration>
    <meta:editing-cycles>4</meta:editing-cycles>
    <meta:generator>LibreOffice/7.5.3.2$Linux_X86_64 LibreOffice_project/50$Build-2</meta:generator>
    <dc:description>&lt;p&gt;With its creative and professional formatting, this downloadable resume template can be easily edited via OpenOffice. Effortlessly showcase your skills and qualifications and impress employers by capturing their attention. Browse additional free &lt;a href="https://www.freesumes.com/free-resume-templates-for-ms-word/"&gt;resume templates&lt;/a&gt; that can be used for various industries and positons.&lt;/p&gt;</dc:description>
    <meta:keyword>resume</meta:keyword>
    <meta:keyword>cv</meta:keyword>
    <meta:keyword>curriculum vitae</meta:keyword>
    <meta:keyword>template</meta:keyword>
    <dc:subject>Free resume template from Freesumes.com</dc:subject>
    <dc:title>Resume Template for OpenOffice</dc:title>
    <dc:date>2023-11-07T11:40:55.861075444</dc:date>
    <meta:document-statistic meta:table-count="1" meta:image-count="0" meta:object-count="0" meta:page-count="1" meta:paragraph-count="22" meta:word-count="162" meta:character-count="990" meta:non-whitespace-character-count="856"/>
    <meta:user-defined meta:name="Company">Freesumes</meta:user-defined>
    <meta:user-defined meta:name="License">Free for personal use. More details &lt;a href="https://www.freesumes.com/license/"&gt;here&lt;/a&gt;.</meta:user-defined>
    <meta:user-defined meta:name="category">Business</meta:user-defined>
  </office:meta>
</office:document-meta>
</file>